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3772" officeooo:paragraph-rsid="00043772"/>
    </style:style>
    <style:style style:name="P2" style:family="paragraph" style:parent-style-name="Standard">
      <style:text-properties officeooo:rsid="00043772" officeooo:paragraph-rsid="00043772"/>
    </style:style>
    <style:style style:name="P3" style:family="paragraph" style:parent-style-name="Standard">
      <style:text-properties officeooo:rsid="00060c39" officeooo:paragraph-rsid="00060c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dio audífonos: </text:p>
      <text:p text:style-name="P1"/>
      <text:p text:style-name="P1"><text:tab/>alsamixer</text:p>
      <text:p text:style-name="P1"><text:tab/>mover flecha a headphone</text:p>
      <text:p text:style-name="P1"><text:tab/>escribir m en valor de audio</text:p>
      <text:p text:style-name="P1"/>
      <text:p text:style-name="P3">Entrar en modo Administrador:</text:p>
      <text:p text:style-name="P3"><text:tab/>sudo su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08:32:59.249000795</meta:creation-date>
    <dc:date>2018-10-23T09:17:59.100045081</dc:date>
    <meta:editing-duration>PT1M2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19" meta:character-count="118" meta:non-whitespace-character-count="100"/>
  </office:meta>
</office:document-meta>
</file>